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HeaderMapMethodArgumentResolver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HeaderMapMethodArgumentResolverTests.resolveMap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HeaderMap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HeaderMapMethodArgumentResolverTests.params( @ RequestHeader Map &lt; ? , ? &gt; param1 , @ RequestHeader MultiValueMap &lt; ? , ? &gt; param2 , @ RequestHeader HttpHeaders param3 , Map &lt; ? , ? &gt; unsupported , @ RequestHeader Mono &lt; Map &lt; ? , ? &gt; &gt; alsoUnsuppo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HeaderMapMethodArgumentResolverTests.resolveHttpHeaders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HeaderMapMethodArgumentResolverTests.resolveMultiValueMap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